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achlieli CLM2" svg:font-family="'Nachlieli CLM'"/>
    <style:font-face style:name="Monospace" svg:font-family="Monospace" style:font-pitch="fixed"/>
    <style:font-face style:name="Monospace1"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7de717" officeooo:paragraph-rsid="0580b830"/>
    </style:style>
    <style:style style:name="P4" style:family="paragraph" style:parent-style-name="Text_20_body">
      <style:text-properties officeooo:rsid="057de717" officeooo:paragraph-rsid="0585b304"/>
    </style:style>
    <style:style style:name="P5" style:family="paragraph" style:parent-style-name="Text_20_body">
      <style:text-properties officeooo:rsid="0580b830" officeooo:paragraph-rsid="05867513"/>
    </style:style>
    <style:style style:name="P6" style:family="paragraph" style:parent-style-name="Text_20_body">
      <style:text-properties officeooo:rsid="0592d04b" officeooo:paragraph-rsid="0592d04b"/>
    </style:style>
    <style:style style:name="P7" style:family="paragraph" style:parent-style-name="Text_20_body">
      <style:paragraph-properties fo:line-height="100%"/>
      <style:text-properties officeooo:rsid="04af6545" officeooo:paragraph-rsid="04af6545"/>
    </style:style>
    <style:style style:name="P8" style:family="paragraph" style:parent-style-name="Text_20_body">
      <style:text-properties officeooo:rsid="04af6545" officeooo:paragraph-rsid="059c065b"/>
    </style:style>
    <style:style style:name="P9" style:family="paragraph" style:parent-style-name="Heading_20_1">
      <style:paragraph-properties fo:line-height="100%"/>
      <style:text-properties officeooo:rsid="04af6545" officeooo:paragraph-rsid="04af6545"/>
    </style:style>
    <style:style style:name="P10" style:family="paragraph" style:parent-style-name="Heading_20_2">
      <style:paragraph-properties fo:text-align="end" style:justify-single-word="false" style:writing-mode="rl-tb"/>
      <style:text-properties officeooo:paragraph-rsid="05a1ce51"/>
    </style:style>
    <style:style style:name="P11" style:family="paragraph" style:parent-style-name="Heading_20_2">
      <style:paragraph-properties fo:text-align="end" style:justify-single-word="false" style:writing-mode="rl-tb"/>
      <style:text-properties officeooo:paragraph-rsid="0592d04b"/>
    </style:style>
    <style:style style:name="P12" style:family="paragraph" style:parent-style-name="Heading_20_2">
      <style:paragraph-properties fo:text-align="end" style:justify-single-word="false" style:writing-mode="rl-tb"/>
      <style:text-properties officeooo:paragraph-rsid="05c6bb9f"/>
    </style:style>
    <style:style style:name="P13" style:family="paragraph" style:parent-style-name="Heading_20_2">
      <style:paragraph-properties fo:line-height="100%"/>
      <style:text-properties officeooo:rsid="04af6545" officeooo:paragraph-rsid="05dcd111"/>
    </style:style>
    <style:style style:name="P14" style:family="paragraph" style:parent-style-name="Heading_20_2">
      <style:text-properties officeooo:paragraph-rsid="05dcd111"/>
    </style:style>
    <style:style style:name="P15" style:family="paragraph" style:parent-style-name="Standard">
      <style:text-properties officeooo:paragraph-rsid="05cd8485"/>
    </style:style>
    <style:style style:name="P16" style:family="paragraph" style:parent-style-name="Text_20_body">
      <style:text-properties officeooo:rsid="0559ea0a" officeooo:paragraph-rsid="05867513"/>
    </style:style>
    <style:style style:name="P17" style:family="paragraph" style:parent-style-name="Text_20_body">
      <style:text-properties style:font-name="David CLM" officeooo:rsid="05a7e788" officeooo:paragraph-rsid="05ada7df" style:font-name-complex="David CLM"/>
    </style:style>
    <style:style style:name="P18" style:family="paragraph" style:parent-style-name="Text_20_body">
      <style:text-properties style:font-name="David CLM" officeooo:rsid="05be1fb1" officeooo:paragraph-rsid="05be1fb1" style:font-name-complex="David CLM"/>
    </style:style>
    <style:style style:name="P19" style:family="paragraph" style:parent-style-name="Text_20_body">
      <style:text-properties officeooo:paragraph-rsid="05953b78"/>
    </style:style>
    <style:style style:name="P20" style:family="paragraph" style:parent-style-name="Text_20_body">
      <style:text-properties officeooo:paragraph-rsid="05cbe994"/>
    </style:style>
    <style:style style:name="P21" style:family="paragraph" style:parent-style-name="Text_20_body">
      <style:text-properties officeooo:paragraph-rsid="05cd8485"/>
    </style:style>
    <style:style style:name="P22" style:family="paragraph" style:parent-style-name="Text_20_body">
      <style:text-properties officeooo:paragraph-rsid="05ce8ca5"/>
    </style:style>
    <style:style style:name="P23" style:family="paragraph" style:parent-style-name="Text_20_body">
      <style:paragraph-properties fo:line-height="100%"/>
      <style:text-properties officeooo:rsid="04af6545" officeooo:paragraph-rsid="04af6545"/>
    </style:style>
    <style:style style:name="P24" style:family="paragraph" style:parent-style-name="Text_20_body">
      <style:paragraph-properties fo:text-align="end" style:justify-single-word="false" style:writing-mode="rl-tb"/>
      <style:text-properties officeooo:paragraph-rsid="05d012c9"/>
    </style:style>
    <style:style style:name="P25" style:family="paragraph" style:parent-style-name="Text_20_body">
      <style:paragraph-properties fo:text-align="end" style:justify-single-word="false" style:writing-mode="rl-tb"/>
      <style:text-properties officeooo:paragraph-rsid="05dcd111"/>
    </style:style>
    <style:style style:name="P26" style:family="paragraph" style:parent-style-name="Text_20_body" style:list-style-name="L2">
      <style:paragraph-properties fo:text-align="end" style:justify-single-word="false" style:writing-mode="rl-tb"/>
      <style:text-properties officeooo:paragraph-rsid="05ddc49b"/>
    </style:style>
    <style:style style:name="P27" style:family="paragraph" style:parent-style-name="Text_20_body">
      <style:paragraph-properties fo:text-align="end" style:justify-single-word="false" style:writing-mode="rl-tb"/>
      <style:text-properties officeooo:paragraph-rsid="05ddc49b"/>
    </style:style>
    <style:style style:name="P28" style:family="paragraph" style:parent-style-name="Text_20_body">
      <style:paragraph-properties fo:text-align="end" style:justify-single-word="false" style:writing-mode="rl-tb"/>
      <style:text-properties officeooo:rsid="05b55798" officeooo:paragraph-rsid="05c6bb9f"/>
    </style:style>
    <style:style style:name="P29" style:family="paragraph" style:parent-style-name="Text_20_body">
      <style:paragraph-properties fo:text-align="end" style:justify-single-word="false" style:writing-mode="rl-tb"/>
      <style:text-properties officeooo:rsid="05b55798" officeooo:paragraph-rsid="05d012c9"/>
    </style:style>
    <style:style style:name="P30" style:family="paragraph" style:parent-style-name="Text_20_body">
      <style:paragraph-properties fo:text-align="end" style:justify-single-word="false" style:writing-mode="rl-tb"/>
      <style:text-properties officeooo:rsid="05b72671" officeooo:paragraph-rsid="05c6bb9f"/>
    </style:style>
    <style:style style:name="P31" style:family="paragraph" style:parent-style-name="Text_20_body">
      <style:paragraph-properties fo:text-align="end" style:justify-single-word="false" style:writing-mode="rl-tb"/>
      <style:text-properties officeooo:rsid="05ddc49b" officeooo:paragraph-rsid="05ddc49b"/>
    </style:style>
    <style:style style:name="P32" style:family="paragraph" style:parent-style-name="Text_20_body">
      <style:paragraph-properties fo:text-align="end" style:justify-single-word="false" style:writing-mode="rl-tb"/>
      <style:text-properties officeooo:rsid="05de1f54" officeooo:paragraph-rsid="05de1f54"/>
    </style:style>
    <style:style style:name="P33" style:family="paragraph" style:parent-style-name="Text_20_body">
      <style:paragraph-properties fo:text-align="start" style:justify-single-word="false" style:writing-mode="lr-tb"/>
      <style:text-properties officeooo:rsid="05b43595" officeooo:paragraph-rsid="05c6bb9f"/>
    </style:style>
    <style:style style:name="P34" style:family="paragraph" style:parent-style-name="Text_20_body">
      <style:paragraph-properties fo:text-align="start" style:justify-single-word="false" style:writing-mode="lr-tb"/>
      <style:text-properties officeooo:rsid="05b43595" officeooo:paragraph-rsid="05cd8485"/>
    </style:style>
    <style:style style:name="P35" style:family="paragraph" style:parent-style-name="Text_20_body">
      <style:paragraph-properties fo:text-align="start" style:justify-single-word="false" style:writing-mode="lr-tb"/>
      <style:text-properties officeooo:paragraph-rsid="05cd8485"/>
    </style:style>
    <style:style style:name="P36" style:family="paragraph" style:parent-style-name="Text_20_body">
      <style:paragraph-properties fo:text-align="start" style:justify-single-word="false" style:writing-mode="lr-tb"/>
      <style:text-properties officeooo:rsid="05b72671" officeooo:paragraph-rsid="05c6bb9f"/>
    </style:style>
    <style:style style:name="P37" style:family="paragraph" style:parent-style-name="Text_20_body" style:list-style-name="L3">
      <style:paragraph-properties fo:text-align="start" style:justify-single-word="false" style:writing-mode="lr-tb"/>
      <style:text-properties style:font-name="Monospace1" officeooo:rsid="05ddc49b" officeooo:paragraph-rsid="05ddc49b" style:font-size-asian="10.5pt" style:font-name-complex="David CLM1" style:font-weight-complex="normal"/>
    </style:style>
    <style:style style:name="T1" style:family="text">
      <style:text-properties officeooo:rsid="05226f8d"/>
    </style:style>
    <style:style style:name="T2" style:family="text">
      <style:text-properties officeooo:rsid="0552d90d"/>
    </style:style>
    <style:style style:name="T3" style:family="text">
      <style:text-properties officeooo:rsid="053d3269"/>
    </style:style>
    <style:style style:name="T4" style:family="text">
      <style:text-properties officeooo:rsid="05470a17"/>
    </style:style>
    <style:style style:name="T5" style:family="text">
      <style:text-properties fo:font-style="italic" officeooo:rsid="05a8ffe8" style:font-style-asian="italic" style:font-style-complex="italic"/>
    </style:style>
    <style:style style:name="T6" style:family="text">
      <style:text-properties officeooo:rsid="057f763a"/>
    </style:style>
    <style:style style:name="T7" style:family="text">
      <style:text-properties officeooo:rsid="0580b830"/>
    </style:style>
    <style:style style:name="T8" style:family="text">
      <style:text-properties officeooo:rsid="05867513"/>
    </style:style>
    <style:style style:name="T9" style:family="text">
      <style:text-properties officeooo:rsid="0592d04b"/>
    </style:style>
    <style:style style:name="T10" style:family="text">
      <style:text-properties officeooo:rsid="05953b78"/>
    </style:style>
    <style:style style:name="T11" style:family="text">
      <style:text-properties officeooo:rsid="059c065b"/>
    </style:style>
    <style:style style:name="T12" style:family="text">
      <style:text-properties officeooo:rsid="05a30ee8"/>
    </style:style>
    <style:style style:name="T13" style:family="text">
      <style:text-properties officeooo:rsid="05a8ffe8"/>
    </style:style>
    <style:style style:name="T14" style:family="text">
      <style:text-properties officeooo:rsid="052623dc"/>
    </style:style>
    <style:style style:name="T15" style:family="text">
      <style:text-properties fo:color="#000000" style:font-name="Monospace1" fo:font-size="12pt" fo:font-style="normal" fo:font-weight="normal" officeooo:rsid="05b43595" style:font-name-asian="Noto Sans CJK SC Regular" style:font-size-asian="12pt" style:font-style-asian="normal" style:font-weight-asian="normal" style:font-name-complex="Nachlieli CLM1" style:font-size-complex="16pt" style:font-style-complex="normal" style:font-weight-complex="normal"/>
    </style:style>
    <style:style style:name="T16" style:family="text">
      <style:text-properties fo:color="#000000" style:font-name="Monospace1" fo:font-size="12pt" fo:font-style="normal" fo:font-weight="normal" officeooo:rsid="05ba2bff" style:font-name-asian="Noto Sans CJK SC Regular" style:font-size-asian="12pt" style:font-style-asian="normal" style:font-weight-asian="normal" style:font-name-complex="Nachlieli CLM1" style:font-size-complex="16pt" style:font-style-complex="normal" style:font-weight-complex="normal"/>
    </style:style>
    <style:style style:name="T17" style:family="text">
      <style:text-properties fo:color="#000000" style:font-name="Monospace1" fo:font-size="12pt" fo:font-style="normal" fo:font-weight="normal" officeooo:rsid="05cd8485" style:font-name-asian="Noto Sans CJK SC Regular" style:font-size-asian="12pt" style:font-style-asian="normal" style:font-weight-asian="normal" style:font-name-complex="Nachlieli CLM1" style:font-size-complex="16pt" style:font-style-complex="normal" style:font-weight-complex="normal"/>
    </style:style>
    <style:style style:name="T18" style:family="text">
      <style:text-properties fo:color="#000000" style:font-name="Monospace1" fo:font-size="12pt" fo:font-style="normal" fo:font-weight="normal" officeooo:rsid="05d610ef" style:font-name-asian="Noto Sans CJK SC Regular" style:font-size-asian="12pt" style:font-style-asian="normal" style:font-weight-asian="normal" style:font-name-complex="Nachlieli CLM1" style:font-size-complex="16pt" style:font-style-complex="normal" style:font-weight-complex="normal"/>
    </style:style>
    <style:style style:name="T19" style:family="text">
      <style:text-properties fo:color="#000000" style:font-name="Monospace1" fo:font-size="12pt" fo:font-style="normal" fo:font-weight="normal" officeooo:rsid="05d785ef" style:font-name-asian="Noto Sans CJK SC Regular" style:font-size-asian="12pt" style:font-style-asian="normal" style:font-weight-asian="normal" style:font-name-complex="Nachlieli CLM1" style:font-size-complex="16pt" style:font-style-complex="normal" style:font-weight-complex="normal"/>
    </style:style>
    <style:style style:name="T20" style:family="text">
      <style:text-properties fo:color="#000000" style:font-name="Monospace1" fo:font-size="12pt" fo:font-style="normal" fo:font-weight="normal" officeooo:rsid="05dcd111" style:font-name-asian="Noto Sans CJK SC Regular" style:font-size-asian="12pt" style:font-style-asian="normal" style:font-weight-asian="normal" style:font-name-complex="Nachlieli CLM1" style:font-size-complex="16pt" style:font-style-complex="normal" style:font-weight-complex="normal"/>
    </style:style>
    <style:style style:name="T21" style:family="text">
      <style:text-properties officeooo:rsid="05b43595"/>
    </style:style>
    <style:style style:name="T22" style:family="text">
      <style:text-properties style:font-name="Monospace1" style:font-size-asian="10.5pt" style:font-name-complex="David CLM1" style:font-weight-complex="normal"/>
    </style:style>
    <style:style style:name="T23" style:family="text">
      <style:text-properties style:font-name="Monospace1" officeooo:rsid="05b43595" style:font-size-asian="10.5pt" style:font-name-complex="David CLM1" style:font-weight-complex="normal"/>
    </style:style>
    <style:style style:name="T24" style:family="text">
      <style:text-properties style:font-name="Monospace1" officeooo:rsid="05b5e90d" style:font-size-asian="10.5pt" style:font-name-complex="David CLM1" style:font-weight-complex="normal"/>
    </style:style>
    <style:style style:name="T25" style:family="text">
      <style:text-properties style:font-name="Monospace1" officeooo:rsid="05b88787" style:font-size-asian="10.5pt" style:font-name-complex="David CLM1" style:font-weight-complex="normal"/>
    </style:style>
    <style:style style:name="T26" style:family="text">
      <style:text-properties style:font-name="Monospace1" officeooo:rsid="05c9cc92" style:font-size-asian="10.5pt" style:font-name-complex="David CLM1" style:font-weight-complex="normal"/>
    </style:style>
    <style:style style:name="T27" style:family="text">
      <style:text-properties style:font-name="Monospace1" officeooo:rsid="05cb09ca" style:font-size-asian="10.5pt" style:font-name-complex="David CLM1" style:font-weight-complex="normal"/>
    </style:style>
    <style:style style:name="T28" style:family="text">
      <style:text-properties style:font-name="Monospace1" officeooo:rsid="05cbe994" style:font-size-asian="10.5pt" style:font-name-complex="David CLM1" style:font-weight-complex="normal"/>
    </style:style>
    <style:style style:name="T29" style:family="text">
      <style:text-properties style:font-name="Monospace1" officeooo:rsid="05ce8ca5" style:font-size-asian="10.5pt" style:font-name-complex="David CLM1" style:font-weight-complex="normal"/>
    </style:style>
    <style:style style:name="T30" style:family="text">
      <style:text-properties style:font-name="Monospace1" officeooo:rsid="05ddc49b" style:font-size-asian="10.5pt" style:font-name-complex="David CLM1" style:font-weight-complex="normal"/>
    </style:style>
    <style:style style:name="T31" style:family="text">
      <style:text-properties style:font-name="Monospace1" officeooo:rsid="05de1f54" style:font-size-asian="10.5pt" style:font-name-complex="David CLM1" style:font-weight-complex="normal"/>
    </style:style>
    <style:style style:name="T32" style:family="text">
      <style:text-properties style:font-name="Monospace1" officeooo:rsid="05e014c5" style:font-size-asian="10.5pt" style:font-name-complex="David CLM1" style:font-weight-complex="normal"/>
    </style:style>
    <style:style style:name="T33" style:family="text">
      <style:text-properties officeooo:rsid="05b55798"/>
    </style:style>
    <style:style style:name="T34" style:family="text">
      <style:text-properties officeooo:rsid="05b6b1a6"/>
    </style:style>
    <style:style style:name="T35" style:family="text">
      <style:text-properties officeooo:rsid="05c02d68"/>
    </style:style>
    <style:style style:name="T36" style:family="text">
      <style:text-properties officeooo:rsid="05cbe994"/>
    </style:style>
    <style:style style:name="T37" style:family="text">
      <style:text-properties officeooo:rsid="05cd8485"/>
    </style:style>
    <style:style style:name="T38" style:family="text">
      <style:text-properties officeooo:rsid="05ce8ca5"/>
    </style:style>
    <style:style style:name="T39" style:family="text">
      <style:text-properties officeooo:rsid="05d295a4"/>
    </style:style>
    <style:style style:name="T40" style:family="text">
      <style:text-properties officeooo:rsid="05da5a3f"/>
    </style:style>
    <style:style style:name="T41" style:family="text">
      <style:text-properties officeooo:rsid="05dcd111"/>
    </style:style>
    <style:style style:name="T42" style:family="text">
      <style:text-properties officeooo:rsid="05ddc49b"/>
    </style:style>
    <style:style style:name="T43" style:family="text">
      <style:text-properties officeooo:rsid="05de1f5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T1">מטלה</text:span> –<text:span text:style-name="T2"> אלגוריתמים למיקסום רווח</text:span></text:h>
      <text:p text:style-name="P7">יש לענות על שאלה אחת לבחירתכם. <text:span text:style-name="T39">שאלות המסומנות בכוכבית (*) מזכות בניקוד כפול.</text:span></text:p>
      <text:p text:style-name="P7"/>
      <text:p text:style-name="P14">שאלה <text:span text:style-name="T41">1</text:span>: <text:span text:style-name="T19">הנחה לחיילים</text:span></text:p>
      <text:p text:style-name="P25"><text:span text:style-name="T40">אתם עוסקים בשיווק כרטיסים למופעים. </text:span><text:span text:style-name="T42">מטרתכם היא למקסם את הרווח שלכם</text:span><text:span text:style-name="T40">. </text:span><text:span text:style-name="T42">ס</text:span><text:span text:style-name="T30">קר סטטיסטי שביצעתם גילה, שהערכים של צרכנים שונים מתפלגים באופן הבא:</text:span></text:p>
      <text:list xml:id="list4204561613" text:style-name="L2">
        <text:list-item>
          <text:p text:style-name="P26"><text:span text:style-name="T30">חיילים – התפלגות אחידה בין low1 ל high1;</text:span></text:p>
        </text:list-item>
        <text:list-item>
          <text:p text:style-name="P26"><text:span text:style-name="T30">אזרחים – התפלגות אחידה בין low2 ל high2.</text:span></text:p>
        </text:list-item>
      </text:list>
      <text:p text:style-name="P31"><text:span text:style-name="T22">נתון ש:</text:span></text:p>
      <text:list xml:id="list677757456" text:style-name="L3">
        <text:list-item>
          <text:p text:style-name="P37">high2 &gt; high1 &gt; low2 &gt; low1 &gt; 0</text:p>
        </text:list-item>
      </text:list>
      <text:p text:style-name="P27"><text:span text:style-name="T30">כתבו ביטוי למחיר הכרטיס </text:span><text:span text:style-name="T31">לחיילים ולאזרחים, כפונקציה של הפרמטרים<text:line-break/> low1,low2,high1,high2.</text:span></text:p>
      <text:p text:style-name="P32"><text:span text:style-name="T22">הניחו שמכירת כרטיס מתבצעת לכל קונה בנפרד, בשיטת מכרז מאירסון </text:span><text:span text:style-name="T32">ל</text:span><text:span text:style-name="T22">קונה אחד.</text:span></text:p>
      <text:p text:style-name="P13"/>
      <text:p text:style-name="P12"><text:span text:style-name="T14">שאלה </text:span><text:span text:style-name="T20">2</text:span><text:span text:style-name="T14">: </text:span><text:span text:style-name="T15">מכרז </text:span><text:span text:style-name="T17">ממקסם רווח ב</text:span><text:span text:style-name="T15">שפת פייתון</text:span></text:p>
      <text:p text:style-name="P15"><text:span text:style-name="T24">נתונה המחלקה הבאה, </text:span><text:span text:style-name="T23">המייצגת התפלגות אחידה בין low לבין high:</text:span></text:p>
      <text:p text:style-name="P34">class Uniform:</text:p>
      <text:p text:style-name="P35"><text:span text:style-name="T21"><text:tab/></text:span><text:span text:style-name="T23">low</text:span><text:span text:style-name="T21">: float</text:span></text:p>
      <text:p text:style-name="P35"><text:span text:style-name="T23"><text:tab/>high: float</text:span></text:p>
      <text:p text:style-name="P21"><text:span text:style-name="T21">אתם </text:span><text:span text:style-name="T37">רוצים לבצע </text:span><text:span text:style-name="T21">מכרז </text:span><text:span text:style-name="T37">ממקסם-רווח בשיטת מאירסון, למכירת</text:span><text:span text:style-name="T21"> חפץ אחד.</text:span></text:p>
      <text:p text:style-name="P21"><text:span text:style-name="T37">א. כיתבו פונקציה המבצעת </text:span><text:span text:style-name="T29">את המכרז </text:span><text:span text:style-name="T37">לקונה אחד:</text:span></text:p>
      <text:p text:style-name="P34">def <text:span text:style-name="T33">max_revenue_auction(</text:span></text:p>
      <text:p text:style-name="P34"><text:span text:style-name="T33"><text:tab/>agent1: Uniform, </text:span><text:span text:style-name="T37">v</text:span><text:span text:style-name="T33">alue1: float</text:span><text:span text:style-name="T37">)</text:span><text:span text:style-name="T33">: ...</text:span></text:p>
      <text:p text:style-name="P24"><text:span text:style-name="T25">בדקו את הפונקציה שכתבתם</text:span><text:span text:style-name="T33"> בעזרת doctest.</text:span></text:p>
      <text:p text:style-name="P24"/>
      <text:p text:style-name="P22"><text:span text:style-name="T37">* </text:span><text:span text:style-name="T38">ב</text:span><text:span text:style-name="T37">. כיתבו פונקציה המבצעת </text:span><text:span text:style-name="T29">את המכרז לשני קונים</text:span><text:span text:style-name="T37">:</text:span></text:p>
      <text:p text:style-name="P33">def <text:span text:style-name="T33">max_revenue_auction(</text:span></text:p>
      <text:p text:style-name="P33"><text:span text:style-name="T33"><text:tab/>agent1: Uniform, agent2: Uniform, </text:span></text:p>
      <text:p text:style-name="P33"><text:soft-page-break/><text:span text:style-name="T33"><text:tab/>value1: float, value2: float): ...</text:span></text:p>
      <text:p text:style-name="P29"><text:span text:style-name="T25">בדקו את הפונקציה שכתבתם</text:span> בעזרת doctest.</text:p>
      <text:p text:style-name="P28">הפונקציה צריכה לכתוב מי הזוכה (אם יש), וכמה הוא משלם, <text:span text:style-name="T34">למשל:</text:span></text:p>
      <text:p text:style-name="P36">Agent 1 wins and pays 30</text:p>
      <text:p text:style-name="P30">או:</text:p>
      <text:p text:style-name="P36">No agent wins</text:p>
      <text:p text:style-name="P11"/>
      <text:p text:style-name="P11">* שאלה <text:span text:style-name="T20">3</text:span>: <text:span text:style-name="T9">מי נושא בנטל המס?</text:span></text:p>
      <text:p text:style-name="P6">מוכר מעוניין למכור חפץ אחד לקונה אחד ולמקסם את הרווח שלו. התפלגות הערך של הקונה אחידה בין 10 ל-30 <text:span text:style-name="T10">ש"ח.</text:span></text:p>
      <text:p text:style-name="P19"><text:span text:style-name="T9">א. הממשלה מטילה </text:span><text:span text:style-name="T36">על הקונה </text:span><text:span text:style-name="T9">מס </text:span><text:span text:style-name="T36">בגובה של </text:span><text:span text:style-name="T27">50</text:span><text:span text:style-name="T26">%</text:span><text:span text:style-name="T10"> </text:span><text:span text:style-name="T28">ממחיר הקניה</text:span><text:span text:style-name="T9">. מהו המכרז הממקסם את תוחלת הרווח של המוכר? מהי תוחלת הרווח של המוכר? ומהי תוחלת </text:span><text:span text:style-name="T11">התועלת</text:span><text:span text:style-name="T9"> של הקונה?</text:span></text:p>
      <text:p text:style-name="P20"><text:span text:style-name="T9">ב. הממשלה מטילה </text:span><text:span text:style-name="T36">על המוכר </text:span><text:span text:style-name="T9">מס </text:span><text:span text:style-name="T36">בגובה של </text:span><text:span text:style-name="T27">50</text:span><text:span text:style-name="T26">% </text:span><text:span text:style-name="T28">ממחיר המכירה</text:span><text:span text:style-name="T9">. מהו המכרז הממקסם את תוחלת הרווח של המוכר? מהי תוחלת הרווח של המוכר? ומהי תוחלת </text:span><text:span text:style-name="T11">התועלת</text:span><text:span text:style-name="T9"> של הקונה?</text:span></text:p>
      <text:p text:style-name="P8"/>
      <text:p text:style-name="Heading_20_2">שאלה<text:span text:style-name="T3"> </text:span><text:span text:style-name="T18">4</text:span>: <text:span text:style-name="T4">מכרז אופטימלי לקנייה</text:span></text:p>
      <text:p text:style-name="P4">אתם מנהלים את מחלקת הרכש ברכבת ישראל. <text:span text:style-name="T7">קיבלתם הוראה לקנות קרון חדש במחיר נמוך ככל האפשר. יש כמה חברות המייצרות קרונות, לכל חברה יש עלוּת אחרת לייצור קרון. אתם לא יודעים את העלויות של החברות השונות, אבל מתוך נתונים סטטיסטיים שאספתם, אתם יודעים שעלות-הייצור מתפלגת לפי פונקציה F (התפלגות זהה עבור כל החברות).</text:span></text:p>
      <text:p text:style-name="P3"><text:span text:style-name="T6">הנהלת הרכבת מעריכה, שה</text:span>תועלת <text:span text:style-name="T8">שתפיק מהקרון </text:span>היא <text:span text:style-name="T6">U (מספר ידוע - נניח מיליארד ש"ח).</text:span></text:p>
      <text:p text:style-name="P5">תארו מנגנון אמיתי לקניית קרון, שבו תוחלת התועלת של רכבת-ישראל תהיה מקסימלית.</text:p>
      <text:p text:style-name="P16"/>
      <text:p text:style-name="P10"><text:span text:style-name="T14">שאלה </text:span><text:span text:style-name="T16">5</text:span><text:span text:style-name="T14">: </text:span><text:span text:style-name="T12">מציאת מסלול רווחי ביותר</text:span></text:p>
      <text:p text:style-name="P17">נתון גרף קשיר לא מכוון <text:span text:style-name="T13">עם משקלים על הקשתות. </text:span>אנחנו רוצים למצוא מסלול בין <text:span text:style-name="T13">שני צמתים נתונים (בין </text:span>צומת א לצומת ב<text:span text:style-name="T13">). כל קשת בגרף שייכת לאדם מסויים, שמאד רוצה שנעבור דרכו. הערך של כל קשת (כמה בעל-הקשת מרויח כשאנחנו עוברים דרכו) הוא מידע פרטי של בעל-הקשת. כל הערכים מתפלגים אחיד בין 10 ל-30. תארו מכרז הממקסם את </text:span><text:span text:style-name="T5">תוחלת הרווח </text:span><text:span text:style-name="T13">שלנו; הדגימו על גרף </text:span><text:span text:style-name="T35">מלא </text:span><text:span text:style-name="T13">עם 4 צמתים </text:span><text:span text:style-name="T35">ו-6 קשתות.</text:span></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achlieli CLM2" svg:font-family="'Nachlieli CLM'"/>
    <style:font-face style:name="Monospace" svg:font-family="Monospace" style:font-pitch="fixed"/>
    <style:font-face style:name="Monospace1"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1"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1"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2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6.2$Linux_X86_64 LibreOffice_project/40$Build-2</meta:generator>
    <dc:date>2020-12-09T14:40:46.655525237</dc:date>
    <meta:editing-duration>P10DT15H53M20S</meta:editing-duration>
    <meta:editing-cycles>1346</meta:editing-cycles>
    <dc:creator>Erel Segal-Halevi</dc:creator>
    <meta:document-statistic meta:table-count="0" meta:image-count="0" meta:object-count="0" meta:page-count="2" meta:paragraph-count="41" meta:word-count="446" meta:character-count="2478" meta:non-whitespace-character-count="2066"/>
  </office:meta>
</office:document-meta>
</file>